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2024-12-07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2024-02-06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2023-01-01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6576" calcext:value-type="float">
            <text:p>53.3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2020-12-13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6032" calcext:value-type="float">
            <text:p>53.5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2020-01-21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8728" calcext:value-type="float">
            <text:p>53.0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2016-01-27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8776" calcext:value-type="float">
            <text:p>51.9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2013-01-10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2012-01-11 2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7648" calcext:value-type="float">
            <text:p>63.4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2010-12-21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2010-01-07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2009-01-23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2008-01-22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2006-12-28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2006-01-10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2005-01-07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2004-03-03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2003-01-2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2002-01-13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2001-02-0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2000-02-1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99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98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97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9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95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94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93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9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9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9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4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4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6832" calcext:value-type="float">
            <text:p>52.3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4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4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4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3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3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3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9696" calcext:value-type="float">
            <text:p>47.8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3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024" calcext:value-type="float">
            <text:p>48.1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3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3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3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3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3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3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3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2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2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2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2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1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1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80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79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79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78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78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77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7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7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7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74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73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72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71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70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044095565201</text:p>
          </table:table-cell>
          <table:table-cell office:value-type="string" calcext:value-type="string">
            <text:p>1967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